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4ec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4ec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4ec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4ec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4ec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4ec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4ec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4ec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4ec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4ec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4ec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4ec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4ec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4ec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4ec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4ec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4ec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cia Valentina Figueroa Pajarer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0/4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581361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Carmen Margarita Pajarero Maestr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81361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1:01.37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87" meta:non-whitespace-character-count="1018"/>
    <meta:template xlink:type="simple" xlink:actuate="onRequest" xlink:title="Normal" xlink:href=""/>
  </office:meta>
</office:document-meta>
</file>